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P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11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_M</text:p>
          </table:table-cell>
          <table:table-cell table:style-name="ce4" office:value-type="string" calcext:value-type="string">
            <text:p>flect_M</text:p>
          </table:table-cell>
          <table:table-cell table:style-name="ce4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table:style-name="ce8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table:number-columns-repeated="2" office:value-type="string" calcext:value-type="string">
            <text:p>adr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office:value-type="string" calcext:value-type="string">
            <text:p>malement</text:p>
          </table:table-cell>
          <table:table-cell table:style-name="ce6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, à 'mal' dans le T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26</text:p>
          </table:table-cell>
          <table:table-cell table:number-columns-repeated="2" office:value-type="string" calcext:value-type="string">
            <text:p>fer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table:number-columns-repeated="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table:style-name="ce8"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table:number-columns-repeated="2" office:value-type="string" calcext:value-type="string">
            <text:p>adr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ue3</text:p>
          </table:table-cell>
          <table:table-cell table:style-name="ce8" office:value-type="string" calcext:value-type="string">
            <text:p>PROint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23</text:p>
          </table:table-cell>
          <table:table-cell table:style-name="ce6" office:value-type="string" calcext:value-type="string">
            <text:p>Si</text:p>
          </table:table-cell>
          <table:table-cell table:style-name="ce6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table:style-name="ce6" office:value-type="string" calcext:value-type="string">
            <text:p>Nagon</text:p>
          </table:table-cell>
          <table:table-cell table:style-name="ce6" office:value-type="string" calcext:value-type="string">
            <text:p>sinago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table:style-name="ce8" office:value-type="string" calcext:value-type="string">
            <text:p>garant</text:p>
          </table:table-cell>
          <table:table-cell table:style-name="ce8" office:value-type="string" calcext:value-type="string">
            <text:p>NOMcom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table:style-name="ce8"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table:number-columns-repeated="2"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table:style-name="ce8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95</text:p>
          </table:table-cell>
          <table:table-cell table:style-name="ce9" office:value-type="string" calcext:value-type="string">
            <text:p>Lanquadin</text:p>
          </table:table-cell>
          <table:table-cell table:style-name="ce9" office:value-type="string" calcext:value-type="string">
            <text:p>beldui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anquadin d'aquilan = belduit d'aquilant dans l'index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dis1+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table:style-name="ce8" office:value-type="string" calcext:value-type="string">
            <text:p>vo</text:p>
          </table:table-cell>
          <table:table-cell table:style-name="ce8" office:value-type="string" calcext:value-type="string">
            <text:p>vostre</text:p>
          </table:table-cell>
          <table:table-cell table:style-name="ce8" office:value-type="string" calcext:value-type="string">
            <text:p>DETpos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table:style-name="ce8" office:value-type="string" calcext:value-type="string">
            <text:p>tot</text:p>
          </table:table-cell>
          <table:table-cell table:style-name="ce8" office:value-type="string" calcext:value-type="string">
            <text:p>PROind</text:p>
          </table:table-cell>
          <table:table-cell table:style-name="ce8" table:number-columns-repeated="3"/>
          <table:table-cell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table:style-name="ce9" office:value-type="string" calcext:value-type="string">
            <text:p>lanquadin</text:p>
          </table:table-cell>
          <table:table-cell table:style-name="ce9" office:value-type="string" calcext:value-type="string">
            <text:p>beldui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table:style-name="ce9"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table:style-name="ce9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7</text:p>
          </table:table-cell>
          <table:table-cell table:style-name="ce9"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table:style-name="ce9"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style-name="ce9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style-name="ce9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table:style-name="ce9"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2</text:p>
          </table:table-cell>
          <table:table-cell table:style-name="ce9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style-name="ce9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style-name="ce9" office:value-type="string" calcext:value-type="string">
            <text:p>mort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style-name="ce9" office:value-type="string" calcext:value-type="string">
            <text:p>g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82</text:p>
          </table:table-cell>
          <table:table-cell office:value-type="string" calcext:value-type="string">
            <text:p>baiver</text:p>
          </table:table-cell>
          <table:table-cell table:style-name="ce8"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table:style-name="ce8"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table:style-name="ce8" office:value-type="string" calcext:value-type="string">
            <text:p>flemeng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acord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table:style-name="ce8" office:value-type="string" calcext:value-type="string">
            <text:p>ou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'ous1' ou 'il'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i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table:style-name="ce8" office:value-type="string" calcext:value-type="string">
            <text:p>damedex</text:p>
          </table:table-cell>
          <table:table-cell table:style-name="ce6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table:style-name="ce8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table:style-name="ce8"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con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style-name="ce9" office:value-type="string" calcext:value-type="string">
            <text:p>garde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table:style-name="ce9"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style-name="ce9" office:value-type="string" calcext:value-type="string">
            <text:p>destre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office:value-type="string" calcext:value-type="string">
            <text:p>durement</text:p>
          </table:table-cell>
          <table:table-cell table:style-name="ce6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table:style-name="ce9" office:value-type="string" calcext:value-type="string">
            <text:p>ferre</text:p>
          </table:table-cell>
          <table:table-cell table:style-name="ce9" office:value-type="string" calcext:value-type="string">
            <text:p>ferir</text:p>
          </table:table-cell>
          <table:table-cell table:style-name="ce9"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8" office:value-type="string" calcext:value-type="string">
            <text:p>ADJ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table:style-name="ce8"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table:number-columns-repeated="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engel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office:value-type="string" calcext:value-type="string">
            <text:p>hernaut</text:p>
          </table:table-cell>
          <table:table-cell table:style-name="ce8" office:value-type="string" calcext:value-type="string">
            <text:p>rotold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39</text:p>
          </table:table-cell>
          <table:table-cell table:number-columns-repeated="2"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8</text:p>
          </table:table-cell>
          <table:table-cell table:style-name="ce9" office:value-type="string" calcext:value-type="string">
            <text:p>con</text:p>
          </table:table-cell>
          <table:table-cell table:style-name="ce8" office:value-type="string" calcext:value-type="string">
            <text:p>que4+on</text:p>
          </table:table-cell>
          <table:table-cell table:style-name="ce8" office:value-type="string" calcext:value-type="string">
            <text:p>CONsub+PROper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office:value-type="string" calcext:value-type="string">
            <text:p>forment</text:p>
          </table:table-cell>
          <table:table-cell table:style-name="ce6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que4</text:p>
          </table:table-cell>
          <table:table-cell table:style-name="ce8"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table:style-name="ce6"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'Cursable' ou 'Corsabrez'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table:style-name="ce10" office:value-type="string" calcext:value-type="string">
            <text:p>traversee</text:p>
          </table:table-cell>
          <table:table-cell table:style-name="ce10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office:value-type="string" calcext:value-type="string">
            <text:p>troies</text:p>
          </table:table-cell>
          <table:table-cell table:style-name="ce6" office:value-type="string" calcext:value-type="string">
            <text:p>arto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'fromont de troies' = 'fromund d'artois'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table:style-name="ce8"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on lemme du TL selon le Godefroy, mais non vérifié car saut de pages dans le fichier du TL (passe de dru 2088 à duret 2109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table:number-columns-repeated="2"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table:style-name="ce8" office:value-type="string" calcext:value-type="string">
            <text:p>vo</text:p>
          </table:table-cell>
          <table:table-cell table:style-name="ce8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table:number-columns-repeated="2" table:style-name="ce8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table:style-name="ce8"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table:style-name="ce8" office:value-type="string" calcext:value-type="string">
            <text:p>gironee</text:p>
          </table:table-cell>
          <table:table-cell table:style-name="ce8"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esch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äi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table:style-name="ce8"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safr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table:style-name="ce8" office:value-type="string" calcext:value-type="string">
            <text:p>ADJ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escarte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3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39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399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0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3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05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6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09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0</text:p>
          </table:table-cell>
          <table:table-cell office:value-type="string" calcext:value-type="string">
            <text:p>commande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3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6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7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8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1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3</text:p>
          </table:table-cell>
          <table:table-cell office:value-type="string" calcext:value-type="string">
            <text:p>flore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5</text:p>
          </table:table-cell>
          <table:table-cell office:value-type="string" calcext:value-type="string">
            <text:p>donas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2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3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7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1</text:p>
          </table:table-cell>
          <table:table-cell office:value-type="string" calcext:value-type="string">
            <text:p>sale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2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5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6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47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2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3</text:p>
          </table:table-cell>
          <table:table-cell office:value-type="string" calcext:value-type="string">
            <text:p>porte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9</text:p>
          </table:table-cell>
          <table:table-cell office:value-type="string" calcext:value-type="string">
            <text:p>arbalestree</text:p>
          </table:table-cell>
          <table:table-cell office:value-type="string" calcext:value-type="string">
            <text:p>arbalest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2</text:p>
          </table:table-cell>
          <table:table-cell office:value-type="string" calcext:value-type="string">
            <text:p>enchaucent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4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6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6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8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0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1</text:p>
          </table:table-cell>
          <table:table-cell table:number-columns-repeated="2" office:value-type="string" calcext:value-type="string">
            <text:p>bor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2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4</text:p>
          </table:table-cell>
          <table:table-cell office:value-type="string" calcext:value-type="string">
            <text:p>naim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5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7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9</text:p>
          </table:table-cell>
          <table:table-cell office:value-type="string" calcext:value-type="string">
            <text:p>desevree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87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4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8</text:p>
          </table:table-cell>
          <table:table-cell office:value-type="string" calcext:value-type="string">
            <text:p>lices</text:p>
          </table:table-cell>
          <table:table-cell office:value-type="string" calcext:value-type="string">
            <text:p>li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2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3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5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7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0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1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4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5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8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1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4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5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7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2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5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7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39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40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3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5</text:p>
          </table:table-cell>
          <table:table-cell office:value-type="string" calcext:value-type="string">
            <text:p>esgarda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7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9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2</text:p>
          </table:table-cell>
          <table:table-cell office:value-type="string" calcext:value-type="string">
            <text:p>court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3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5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5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9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1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7:34:25.4078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24T19:22:46.986393000</dc:date>
    <meta:editing-duration>P1DT10H16M</meta:editing-duration>
    <meta:editing-cycles>849</meta:editing-cycles>
    <meta:generator>LibreOffice/4.4.3.2$MacOSX_X86_64 LibreOffice_project/88805f81e9fe61362df02b9941de8e38a9b5fd16</meta:generator>
    <meta:document-statistic meta:table-count="2" meta:cell-count="6382" meta:object-count="0"/>
  </office:meta>
</office:document-meta>
</file>